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2cm" fo:min-width="10.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2cm" fo:margin-right="0cm" fo:text-indent="-1.3cm"/>
    </style:style>
    <style:style style:name="P2" style:family="paragraph">
      <loext:graphic-properties draw:fill="none" draw:fill-color="#ffffff"/>
      <style:paragraph-properties fo:margin-left="2cm" fo:margin-right="0cm" fo:text-indent="-1.3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cm" svg:height="3.162cm" svg:x="5cm" svg:y="3.638cm">
          <draw:text-box>
            <text:p text:style-name="P1">Hello Worl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2:45:22.374880407</meta:creation-date>
    <dc:date>2015-08-05T15:12:10.832566854</dc:date>
    <meta:editing-duration>PT29M29S</meta:editing-duration>
    <meta:editing-cycles>4</meta:editing-cycles>
    <meta:generator>LibreOffice/4.4.2.2$Linux_X86_64 LibreOffice_project/40m0$Build-2</meta:generator>
    <meta:document-statistic meta:object-count="24"/>
  </office:meta>
</office:document-meta>
</file>